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4cm" svg:height="0.725cm" svg:x="3.5cm" svg:y="1.402cm">
          <draw:text-box>
            <text:p text:style-name="P1"><text:span text:style-name="T1">Flowchart for the whole </text:span><text:span text:style-name="T2">filename_space_remover</text:span><text:span text:style-name="T1"> pro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4:56:14.329905319</meta:creation-date>
    <meta:generator>LibreOffice/6.0.7.3$Linux_X86_64 LibreOffice_project/00m0$Build-3</meta:generator>
    <dc:date>2019-11-04T14:58:54.688818882</dc:date>
    <meta:editing-duration>PT2M40S</meta:editing-duration>
    <meta:editing-cycles>1</meta:editing-cycles>
    <meta:document-statistic meta:object-count="1"/>
  </office:meta>
</office:document-meta>
</file>